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61c7f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>
      <style:text-properties officeooo:paragraph-rsid="00061c7f"/>
    </style:style>
    <style:style style:name="P5" style:family="paragraph" style:parent-style-name="Azione_20_sistema">
      <style:text-properties officeooo:paragraph-rsid="00061c7f"/>
    </style:style>
    <style:style style:name="P6" style:family="paragraph" style:parent-style-name="Azione_20_sistema">
      <style:paragraph-properties fo:margin-left="0cm" fo:margin-right="0cm" fo:text-indent="0cm" style:auto-text-indent="false"/>
    </style:style>
    <style:style style:name="P7" style:family="paragraph" style:parent-style-name="Table_20_Contents">
      <style:text-properties officeooo:paragraph-rsid="00061c7f"/>
    </style:style>
    <style:style style:name="P8" style:family="paragraph" style:parent-style-name="Table_20_Contents">
      <style:paragraph-properties fo:margin-left="0cm" fo:margin-right="0.009cm" fo:text-indent="0cm" style:auto-text-indent="false">
        <style:tab-stops/>
      </style:paragraph-properties>
      <style:text-properties style:font-name="Times New Roman" fo:font-size="12pt" officeooo:rsid="00109635" officeooo:paragraph-rsid="00061c7f" style:font-size-asian="12pt" style:font-size-complex="12pt"/>
    </style:style>
    <style:style style:name="T1" style:family="text">
      <style:text-properties officeooo:rsid="00061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1">Inserisci Fascia Utenza Orari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<text:span text:style-name="T1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<text:span text:style-name="T1">L'utente accede al sistema e viene riconosciuto come 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6214014" text:style-name="Numerazione_20_UC">
              <text:list-item text:start-value="1">
                <text:p text:style-name="P4"><text:span text:style-name="T1">Il direttore accede alla sezione relativa all'inserimento delle fasce di utenza orarie.</text:span></text:p>
              </text:list-item>
              <text:list-item>
                <text:p text:style-name="P5"><text:span text:style-name="T1">Il sistema mostra una form per settare le nuove informazioni.</text:span></text:p>
              </text:list-item>
              <text:list-item>
                <text:p text:style-name="P4"><text:span text:style-name="T1">Il direttore inserisce le informazioni della nuova fascia oraria (orario di entrata e uscita del bambino, retta) e sottomette al sistema.</text:span></text:p>
                <text:p text:style-name="P6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<text:span text:style-name="T1">Il sistema deve visualizzare un messaggio di conferma inserimen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<text:span text:style-name="T1">Il sistema mostra un 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<text:span text:style-name="T1">Il sistema deve visualizzare la form per settare le nuove informazioni entro 20 secondi.</text:span></text:p>
          </table:table-cell>
        </table:table-row>
      </table:table>
      <text:p text:style-name="P3"><text:span text:style-name="T1">Inserimento di una nuova fascia utenz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6:07:17.62</meta:creation-date>
    <meta:editing-duration>P0D</meta:editing-duration>
    <meta:editing-cycles>2</meta:editing-cycles>
    <meta:generator>LibreOffice/3.6$Windows_x86 LibreOffice_project/da8c1e6-fd468f4-454e206-f42a4a9-143cfd</meta:generator>
    <dc:date>2012-10-26T06:17:11.50</dc:date>
    <meta:document-statistic meta:table-count="1" meta:image-count="0" meta:object-count="0" meta:page-count="1" meta:paragraph-count="19" meta:word-count="119" meta:character-count="797" meta:non-whitespace-character-count="699"/>
  </office:meta>
</office:document-meta>
</file>